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style:text-underline-style="solid" style:text-underline-width="auto" style:text-underline-color="font-color"/>
    </style:style>
    <style:style style:name="T4" style:family="text">
      <style:text-properties style:text-position="0% 100%"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bór przewodu sterowniczego do przekładnika dobieramy za pomocą wzoru:<text:line-break/><text:line-break/>P = <text:s/>(I*I*2L) / (qCu * 56) [VA] <text:line-break/><text:line-break/>gdzie : <text:line-break/>P – strata mocy na kablu miedzianym <text:line-break/>I – prąd wtórny <text:line-break/>L – długość kabla<text:line-break/>qCu – przekrój kabla miedzianego w mm<text:span text:style-name="T1">2</text:span><text:span text:style-name="T2"> <text:line-break/><text:line-break/>Należy spełnić warunek Pprzekładnika &gt;= Pstrat mocy na kablu miedzianym <text:line-break/><text:line-break/>Wynik obliczeń:<text:line-break/><text:line-break/>Przekładnia przekładnika: 50/1A <text:line-break/>Moc przekładnika : 1 VA <text:line-break/>Długość przewodu kablowego: 5mb <text:line-break/><text:line-break/>podstawienie:<text:line-break/><text:line-break/>Pstrat <text:s/>= (1*1*2*5)/(2.5 * 56) = 0.71 [VA] <text:line-break/><text:line-break/>1 &gt; 0.71 <text:line-break/><text:line-break/></text:span><text:span text:style-name="T4">warunek spełniony </text:span><text:span text:style-name="T2"><text:line-break/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cin Frontczak</meta:initial-creator>
    <meta:creation-date>2025-02-27T14:00:32.92</meta:creation-date>
    <dc:date>2025-02-27T14:21:58.48</dc:date>
    <dc:creator>Marcin Frontczak</dc:creator>
    <meta:editing-duration>PT6M14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" meta:paragraph-count="1" meta:word-count="79" meta:character-count="504"/>
  </office:meta>
</office:document-meta>
</file>